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60fd" officeooo:paragraph-rsid="001c60fd"/>
    </style:style>
    <style:style style:name="P2" style:family="paragraph" style:parent-style-name="Standard" style:list-style-name="L1">
      <style:text-properties officeooo:rsid="001c60fd" officeooo:paragraph-rsid="001c60fd"/>
    </style:style>
    <style:style style:name="P3" style:family="paragraph" style:parent-style-name="Standard" style:list-style-name="L1">
      <style:text-properties officeooo:rsid="001d6dc5" officeooo:paragraph-rsid="001d6dc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functions:</text:p>
      <text:list xml:id="list219965806898167417" text:style-name="L1">
        <text:list-item>
          <text:p text:style-name="P2">resize(src,dest,dest.size());</text:p>
        </text:list-item>
        <text:list-item>
          <text:p text:style-name="P2"><text:s/>cvtColor(src,src4,CV_RGB2HSV);//or CV_BGR2HSV or CV_RGB2GRAY or CV_HSV2BGR</text:p>
        </text:list-item>
        <text:list-item>
          <text:p text:style-name="P3">blur( src_gray, dst, Size(3,3) )</text:p>
        </text:list-item>
        <text:list-item>
          <text:p text:style-name="P3">Canny( src, dst, lowThreshold, lowThreshold*ratio, kernel_size 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49:46.001813061</meta:creation-date>
    <dc:date>2016-12-04T00:37:50.093092207</dc:date>
    <meta:editing-duration>PT3M3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5" meta:character-count="224" meta:non-whitespace-character-count="207"/>
  </office:meta>
</office:document-meta>
</file>